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13.335cm"/>
    </style:style>
    <style:style style:name="co9" style:family="table-column">
      <style:table-column-properties fo:break-before="auto" style:column-width="3.489cm"/>
    </style:style>
    <style:style style:name="co10" style:family="table-column">
      <style:table-column-properties fo:break-before="auto" style:column-width="3.542cm"/>
    </style:style>
    <style:style style:name="co11" style:family="table-column">
      <style:table-column-properties fo:break-before="auto" style:column-width="13.809cm"/>
    </style:style>
    <style:style style:name="co12" style:family="table-column">
      <style:table-column-properties fo:break-before="auto" style:column-width="12.677cm"/>
    </style:style>
    <style:style style:name="co13" style:family="table-column">
      <style:table-column-properties fo:break-before="auto" style:column-width="13.152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indows" table:style-name="ta1" table:print="false">
        <table:table-column table:style-name="co1" table:default-cell-style-name="Default"/>
        <table:table-row table:style-name="ro3">
          <table:table-cell>
            <draw:frame table:end-cell-address="windows.L34" table:end-x="2.175cm" table:end-y="0.452cm" draw:z-index="0" draw:style-name="gr1" draw:text-style-name="P1" svg:width="27.014cm" svg:height="15.255cm" svg:x="0cm" svg:y="0.1cm">
              <draw:object draw:notify-on-update-of-ranges="wo.A2:wo.A12 legend.A1:legend.A1 wo.E2:wo.E12 legend.A2:legend.A2 wn.E2:wn.E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linux" table:style-name="ta1" table:print="false">
        <table:table-column table:style-name="co1" table:default-cell-style-name="Default"/>
        <table:table-row table:style-name="ro3">
          <table:table-cell>
            <draw:frame table:end-cell-address="linux.L42" table:end-x="2.147cm" table:end-y="0.293cm" draw:z-index="0" draw:style-name="gr1" draw:text-style-name="P1" svg:width="26.902cm" svg:height="18.676cm" svg:x="0.084cm" svg:y="0.133cm">
              <draw:object draw:notify-on-update-of-ranges="lo.A2:lo.A12 legend.A1:legend.A1 lo.E2:lo.E12 legend.A2:legend.A2 ln.E2:ln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wo" table:style-name="ta1" table:print="false">
        <table:table-source xlink:type="simple" xlink:href="../windows-x86_64-1_i7_3720qm-old.csv" table:table-name="Sheet1" table:filter-name="Text - txt - csv (StarCalc)" table:filter-options="44,34,34,1,,1033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unt</text:p>
          </table:table-cell>
          <table:table-cell office:value-type="string">
            <text:p>Minimum (ms)</text:p>
          </table:table-cell>
          <table:table-cell office:value-type="string">
            <text:p>Maximum (ms)</text:p>
          </table:table-cell>
          <table:table-cell office:value-type="string">
            <text:p>Average (ms)</text:p>
          </table:table-cell>
          <table:table-cell office:value-type="string">
            <text:p>Standard deviation (ms)</text:p>
          </table:table-cell>
          <table:table-cell office:value-type="string">
            <text:p>Command</text:p>
          </table:table-cell>
          <table:table-cell office:value-type="string">
            <text:p>Directory</text:p>
          </table:table-cell>
          <table:table-cell office:value-type="string">
            <text:p>Skip first count</text:p>
          </table:table-cell>
          <table:table-cell office:value-type="string">
            <text:p>Skip maximum count</text:p>
          </table:table-cell>
        </table:table-row>
        <table:table-row table:style-name="ro3">
          <table:table-cell office:value-type="string">
            <text:p>chain</text:p>
          </table:table-cell>
          <table:table-cell office:value-type="float" office:value="22">
            <text:p>22</text:p>
          </table:table-cell>
          <table:table-cell office:value-type="float" office:value="11329">
            <text:p>11329</text:p>
          </table:table-cell>
          <table:table-cell office:value-type="float" office:value="14281">
            <text:p>14281</text:p>
          </table:table-cell>
          <table:table-cell office:value-type="float" office:value="12571">
            <text:p>12571</text:p>
          </table:table-cell>
          <table:table-cell office:value-type="float" office:value="985">
            <text:p>985</text:p>
          </table:table-cell>
          <table:table-cell office:value-type="string">
            <text:p>..\scoop_chain\EIFGENs\main\F_code\main.exe -i ..\scoop_chain\test.in -bench</text:p>
          </table:table-cell>
          <table:table-cell office:value-type="string">
            <text:p>..\scoop_ch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hameneos</text:p>
          </table:table-cell>
          <table:table-cell office:value-type="float" office:value="22">
            <text:p>22</text:p>
          </table:table-cell>
          <table:table-cell office:value-type="float" office:value="12844">
            <text:p>12844</text:p>
          </table:table-cell>
          <table:table-cell office:value-type="float" office:value="13405">
            <text:p>13405</text:p>
          </table:table-cell>
          <table:table-cell office:value-type="float" office:value="13155">
            <text:p>13155</text:p>
          </table:table-cell>
          <table:table-cell office:value-type="float" office:value="151">
            <text:p>151</text:p>
          </table:table-cell>
          <table:table-cell office:value-type="string">
            <text:p>..\scoop_chameneos\EIFGENs\main\F_code\main.exe 300000</text:p>
          </table:table-cell>
          <table:table-cell office:value-type="string">
            <text:p>..\scoop_chamene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ndition</text:p>
          </table:table-cell>
          <table:table-cell office:value-type="float" office:value="21">
            <text:p>21</text:p>
          </table:table-cell>
          <table:table-cell office:value-type="float" office:value="12969">
            <text:p>12969</text:p>
          </table:table-cell>
          <table:table-cell office:value-type="float" office:value="13532">
            <text:p>13532</text:p>
          </table:table-cell>
          <table:table-cell office:value-type="float" office:value="13262">
            <text:p>13262</text:p>
          </table:table-cell>
          <table:table-cell office:value-type="float" office:value="107">
            <text:p>107</text:p>
          </table:table-cell>
          <table:table-cell office:value-type="string">
            <text:p>..\scoop_condition\EIFGENs\main\F_code\main.exe 18000 32</text:p>
          </table:table-cell>
          <table:table-cell office:value-type="string">
            <text:p>..\scoop_cond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utex</text:p>
          </table:table-cell>
          <table:table-cell office:value-type="float" office:value="19">
            <text:p>19</text:p>
          </table:table-cell>
          <table:table-cell office:value-type="float" office:value="14749">
            <text:p>14749</text:p>
          </table:table-cell>
          <table:table-cell office:value-type="float" office:value="16563">
            <text:p>16563</text:p>
          </table:table-cell>
          <table:table-cell office:value-type="float" office:value="15127">
            <text:p>15127</text:p>
          </table:table-cell>
          <table:table-cell office:value-type="float" office:value="484">
            <text:p>484</text:p>
          </table:table-cell>
          <table:table-cell office:value-type="string">
            <text:p>..\scoop_mutex\EIFGENs\main\F_code\main.exe 500000 64</text:p>
          </table:table-cell>
          <table:table-cell office:value-type="string">
            <text:p>..\scoop_mut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outer</text:p>
          </table:table-cell>
          <table:table-cell office:value-type="float" office:value="22">
            <text:p>22</text:p>
          </table:table-cell>
          <table:table-cell office:value-type="float" office:value="11282">
            <text:p>11282</text:p>
          </table:table-cell>
          <table:table-cell office:value-type="float" office:value="17047">
            <text:p>17047</text:p>
          </table:table-cell>
          <table:table-cell office:value-type="float" office:value="13237">
            <text:p>13237</text:p>
          </table:table-cell>
          <table:table-cell office:value-type="float" office:value="1430">
            <text:p>1430</text:p>
          </table:table-cell>
          <table:table-cell office:value-type="string">
            <text:p>..\scoop_outer\EIFGENs\main\F_code\main.exe -i ..\scoop_outer\test.in -bench</text:p>
          </table:table-cell>
          <table:table-cell office:value-type="string">
            <text:p>..\scoop_ou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cons</text:p>
          </table:table-cell>
          <table:table-cell office:value-type="float" office:value="18">
            <text:p>18</text:p>
          </table:table-cell>
          <table:table-cell office:value-type="float" office:value="14829">
            <text:p>14829</text:p>
          </table:table-cell>
          <table:table-cell office:value-type="float" office:value="15640">
            <text:p>15640</text:p>
          </table:table-cell>
          <table:table-cell office:value-type="float" office:value="15279">
            <text:p>15279</text:p>
          </table:table-cell>
          <table:table-cell office:value-type="float" office:value="203">
            <text:p>203</text:p>
          </table:table-cell>
          <table:table-cell office:value-type="string">
            <text:p>..\scoop_prodcons\EIFGENs\main\F_code\main.exe 33000 32</text:p>
          </table:table-cell>
          <table:table-cell office:value-type="string">
            <text:p>..\scoop_prodc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float" office:value="25">
            <text:p>25</text:p>
          </table:table-cell>
          <table:table-cell office:value-type="float" office:value="10749">
            <text:p>10749</text:p>
          </table:table-cell>
          <table:table-cell office:value-type="float" office:value="11798">
            <text:p>11798</text:p>
          </table:table-cell>
          <table:table-cell office:value-type="float" office:value="11270">
            <text:p>11270</text:p>
          </table:table-cell>
          <table:table-cell office:value-type="float" office:value="274">
            <text:p>274</text:p>
          </table:table-cell>
          <table:table-cell office:value-type="string">
            <text:p>..\scoop_product\EIFGENs\main\F_code\main.exe -i ..\scoop_product\test.in -bench</text:p>
          </table:table-cell>
          <table:table-cell office:value-type="string">
            <text:p>..\scoop_produ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randmat</text:p>
          </table:table-cell>
          <table:table-cell office:value-type="float" office:value="22">
            <text:p>22</text:p>
          </table:table-cell>
          <table:table-cell office:value-type="float" office:value="10983">
            <text:p>10983</text:p>
          </table:table-cell>
          <table:table-cell office:value-type="float" office:value="14656">
            <text:p>14656</text:p>
          </table:table-cell>
          <table:table-cell office:value-type="float" office:value="13086">
            <text:p>13086</text:p>
          </table:table-cell>
          <table:table-cell office:value-type="float" office:value="1145">
            <text:p>1145</text:p>
          </table:table-cell>
          <table:table-cell office:value-type="string">
            <text:p>..\scoop_randmat\EIFGENs\main\F_code\main.exe -i ..\scoop_randmat\test.in -bench</text:p>
          </table:table-cell>
          <table:table-cell office:value-type="string">
            <text:p>..\scoop_randm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adring</text:p>
          </table:table-cell>
          <table:table-cell office:value-type="float" office:value="19">
            <text:p>19</text:p>
          </table:table-cell>
          <table:table-cell office:value-type="float" office:value="14547">
            <text:p>14547</text:p>
          </table:table-cell>
          <table:table-cell office:value-type="float" office:value="14860">
            <text:p>14860</text:p>
          </table:table-cell>
          <table:table-cell office:value-type="float" office:value="14648">
            <text:p>14648</text:p>
          </table:table-cell>
          <table:table-cell office:value-type="float" office:value="110">
            <text:p>110</text:p>
          </table:table-cell>
          <table:table-cell office:value-type="string">
            <text:p>..\scoop_threadring\EIFGENs\main\F_code\main.exe 2100000 64</text:p>
          </table:table-cell>
          <table:table-cell office:value-type="string">
            <text:p>..\scoop_thread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sh</text:p>
          </table:table-cell>
          <table:table-cell office:value-type="float" office:value="20">
            <text:p>20</text:p>
          </table:table-cell>
          <table:table-cell office:value-type="float" office:value="13141">
            <text:p>13141</text:p>
          </table:table-cell>
          <table:table-cell office:value-type="float" office:value="14517">
            <text:p>14517</text:p>
          </table:table-cell>
          <table:table-cell office:value-type="float" office:value="13915">
            <text:p>13915</text:p>
          </table:table-cell>
          <table:table-cell office:value-type="float" office:value="346">
            <text:p>346</text:p>
          </table:table-cell>
          <table:table-cell office:value-type="string">
            <text:p>..\scoop_thresh\EIFGENs\main\F_code\main.exe -i ..\scoop_thresh\test.in -bench</text:p>
          </table:table-cell>
          <table:table-cell office:value-type="string">
            <text:p>..\scoop_thre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innow</text:p>
          </table:table-cell>
          <table:table-cell office:value-type="float" office:value="18">
            <text:p>18</text:p>
          </table:table-cell>
          <table:table-cell office:value-type="float" office:value="14922">
            <text:p>14922</text:p>
          </table:table-cell>
          <table:table-cell office:value-type="float" office:value="15766">
            <text:p>15766</text:p>
          </table:table-cell>
          <table:table-cell office:value-type="float" office:value="15440">
            <text:p>15440</text:p>
          </table:table-cell>
          <table:table-cell office:value-type="float" office:value="224">
            <text:p>224</text:p>
          </table:table-cell>
          <table:table-cell office:value-type="string">
            <text:p>..\scoop_winnow\EIFGENs\main\F_code\main.exe -i ..\scoop_winnow\test.in -bench</text:p>
          </table:table-cell>
          <table:table-cell office:value-type="string">
            <text:p>..\scoop_winno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wn" table:style-name="ta1" table:print="false">
        <table:table-source xlink:type="simple" xlink:href="../windows-x86_64-1_i7_3720qm.csv" table:table-name="Sheet1" table:filter-name="Text - txt - csv (StarCalc)" table:filter-options="44,34,34,1,,1033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unt</text:p>
          </table:table-cell>
          <table:table-cell office:value-type="string">
            <text:p>Minimum (ms)</text:p>
          </table:table-cell>
          <table:table-cell office:value-type="string">
            <text:p>Maximum (ms)</text:p>
          </table:table-cell>
          <table:table-cell office:value-type="string">
            <text:p>Average (ms)</text:p>
          </table:table-cell>
          <table:table-cell office:value-type="string">
            <text:p>Standard deviation (ms)</text:p>
          </table:table-cell>
          <table:table-cell office:value-type="string">
            <text:p>Command</text:p>
          </table:table-cell>
          <table:table-cell office:value-type="string">
            <text:p>Directory</text:p>
          </table:table-cell>
          <table:table-cell office:value-type="string">
            <text:p>Skip first count</text:p>
          </table:table-cell>
          <table:table-cell office:value-type="string">
            <text:p>Skip maximum count</text:p>
          </table:table-cell>
        </table:table-row>
        <table:table-row table:style-name="ro3">
          <table:table-cell office:value-type="string">
            <text:p>chain</text:p>
          </table:table-cell>
          <table:table-cell office:value-type="float" office:value="22">
            <text:p>22</text:p>
          </table:table-cell>
          <table:table-cell office:value-type="float" office:value="2108">
            <text:p>2108</text:p>
          </table:table-cell>
          <table:table-cell office:value-type="float" office:value="2126">
            <text:p>2126</text:p>
          </table:table-cell>
          <table:table-cell office:value-type="float" office:value="2118">
            <text:p>2118</text:p>
          </table:table-cell>
          <table:table-cell office:value-type="float" office:value="8">
            <text:p>8</text:p>
          </table:table-cell>
          <table:table-cell office:value-type="string">
            <text:p>..\scoop_chain\EIFGENs\main-qs\F_code\main.exe -i ..\scoop_chain\test.in -bench</text:p>
          </table:table-cell>
          <table:table-cell office:value-type="string">
            <text:p>..\scoop_ch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hameneos</text:p>
          </table:table-cell>
          <table:table-cell office:value-type="float" office:value="22">
            <text:p>22</text:p>
          </table:table-cell>
          <table:table-cell office:value-type="float" office:value="7047">
            <text:p>7047</text:p>
          </table:table-cell>
          <table:table-cell office:value-type="float" office:value="8343">
            <text:p>8343</text:p>
          </table:table-cell>
          <table:table-cell office:value-type="float" office:value="7387">
            <text:p>7387</text:p>
          </table:table-cell>
          <table:table-cell office:value-type="float" office:value="309">
            <text:p>309</text:p>
          </table:table-cell>
          <table:table-cell office:value-type="string">
            <text:p>..\scoop_chameneos\EIFGENs\main-qs\F_code\main.exe 300000</text:p>
          </table:table-cell>
          <table:table-cell office:value-type="string">
            <text:p>..\scoop_chamene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ndition</text:p>
          </table:table-cell>
          <table:table-cell office:value-type="float" office:value="21">
            <text:p>21</text:p>
          </table:table-cell>
          <table:table-cell office:value-type="float" office:value="5047">
            <text:p>5047</text:p>
          </table:table-cell>
          <table:table-cell office:value-type="float" office:value="5625">
            <text:p>5625</text:p>
          </table:table-cell>
          <table:table-cell office:value-type="float" office:value="5380">
            <text:p>5380</text:p>
          </table:table-cell>
          <table:table-cell office:value-type="float" office:value="161">
            <text:p>161</text:p>
          </table:table-cell>
          <table:table-cell office:value-type="string">
            <text:p>..\scoop_condition\EIFGENs\main-qs\F_code\main.exe 18000 32</text:p>
          </table:table-cell>
          <table:table-cell office:value-type="string">
            <text:p>..\scoop_cond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utex</text:p>
          </table:table-cell>
          <table:table-cell office:value-type="float" office:value="19">
            <text:p>19</text:p>
          </table:table-cell>
          <table:table-cell office:value-type="float" office:value="172664">
            <text:p>172664</text:p>
          </table:table-cell>
          <table:table-cell office:value-type="float" office:value="174851">
            <text:p>174851</text:p>
          </table:table-cell>
          <table:table-cell office:value-type="float" office:value="173270">
            <text:p>173270</text:p>
          </table:table-cell>
          <table:table-cell office:value-type="float" office:value="535">
            <text:p>535</text:p>
          </table:table-cell>
          <table:table-cell office:value-type="string">
            <text:p>..\scoop_mutex\EIFGENs\main-qs\F_code\main.exe 500000 64</text:p>
          </table:table-cell>
          <table:table-cell office:value-type="string">
            <text:p>..\scoop_mut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outer</text:p>
          </table:table-cell>
          <table:table-cell office:value-type="float" office:value="22">
            <text:p>22</text:p>
          </table:table-cell>
          <table:table-cell office:value-type="float" office:value="780">
            <text:p>780</text:p>
          </table:table-cell>
          <table:table-cell office:value-type="float" office:value="1063">
            <text:p>1063</text:p>
          </table:table-cell>
          <table:table-cell office:value-type="float" office:value="829">
            <text:p>829</text:p>
          </table:table-cell>
          <table:table-cell office:value-type="float" office:value="92">
            <text:p>92</text:p>
          </table:table-cell>
          <table:table-cell office:value-type="string">
            <text:p>..\scoop_outer\EIFGENs\main-qs\F_code\main.exe -i ..\scoop_outer\test.in -bench</text:p>
          </table:table-cell>
          <table:table-cell office:value-type="string">
            <text:p>..\scoop_ou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cons</text:p>
          </table:table-cell>
          <table:table-cell office:value-type="float" office:value="18">
            <text:p>18</text:p>
          </table:table-cell>
          <table:table-cell office:value-type="float" office:value="22140">
            <text:p>22140</text:p>
          </table:table-cell>
          <table:table-cell office:value-type="float" office:value="104022">
            <text:p>104022</text:p>
          </table:table-cell>
          <table:table-cell office:value-type="float" office:value="26953">
            <text:p>26953</text:p>
          </table:table-cell>
          <table:table-cell office:value-type="float" office:value="19234">
            <text:p>19234</text:p>
          </table:table-cell>
          <table:table-cell office:value-type="string">
            <text:p>..\scoop_prodcons\EIFGENs\main-qs\F_code\main.exe 33000 32</text:p>
          </table:table-cell>
          <table:table-cell office:value-type="string">
            <text:p>..\scoop_prodc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float" office:value="25">
            <text:p>25</text:p>
          </table:table-cell>
          <table:table-cell office:value-type="float" office:value="781">
            <text:p>781</text:p>
          </table:table-cell>
          <table:table-cell office:value-type="float" office:value="797">
            <text:p>797</text:p>
          </table:table-cell>
          <table:table-cell office:value-type="float" office:value="792">
            <text:p>792</text:p>
          </table:table-cell>
          <table:table-cell office:value-type="float" office:value="6">
            <text:p>6</text:p>
          </table:table-cell>
          <table:table-cell office:value-type="string">
            <text:p>..\scoop_product\EIFGENs\main-qs\F_code\main.exe -i ..\scoop_product\test.in -bench</text:p>
          </table:table-cell>
          <table:table-cell office:value-type="string">
            <text:p>..\scoop_produ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randmat</text:p>
          </table:table-cell>
          <table:table-cell office:value-type="float" office:value="22">
            <text:p>22</text:p>
          </table:table-cell>
          <table:table-cell office:value-type="float" office:value="765">
            <text:p>765</text:p>
          </table:table-cell>
          <table:table-cell office:value-type="float" office:value="797">
            <text:p>797</text:p>
          </table:table-cell>
          <table:table-cell office:value-type="float" office:value="786">
            <text:p>786</text:p>
          </table:table-cell>
          <table:table-cell office:value-type="float" office:value="10">
            <text:p>10</text:p>
          </table:table-cell>
          <table:table-cell office:value-type="string">
            <text:p>..\scoop_randmat\EIFGENs\main-qs\F_code\main.exe -i ..\scoop_randmat\test.in -bench</text:p>
          </table:table-cell>
          <table:table-cell office:value-type="string">
            <text:p>..\scoop_randm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adring</text:p>
          </table:table-cell>
          <table:table-cell office:value-type="float" office:value="19">
            <text:p>19</text:p>
          </table:table-cell>
          <table:table-cell office:value-type="float" office:value="10062">
            <text:p>10062</text:p>
          </table:table-cell>
          <table:table-cell office:value-type="float" office:value="10329">
            <text:p>10329</text:p>
          </table:table-cell>
          <table:table-cell office:value-type="float" office:value="10241">
            <text:p>10241</text:p>
          </table:table-cell>
          <table:table-cell office:value-type="float" office:value="105">
            <text:p>105</text:p>
          </table:table-cell>
          <table:table-cell office:value-type="string">
            <text:p>..\scoop_threadring\EIFGENs\main-qs\F_code\main.exe 2100000 64</text:p>
          </table:table-cell>
          <table:table-cell office:value-type="string">
            <text:p>..\scoop_thread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sh</text:p>
          </table:table-cell>
          <table:table-cell office:value-type="float" office:value="20">
            <text:p>20</text:p>
          </table:table-cell>
          <table:table-cell office:value-type="float" office:value="1030">
            <text:p>1030</text:p>
          </table:table-cell>
          <table:table-cell office:value-type="float" office:value="1063">
            <text:p>1063</text:p>
          </table:table-cell>
          <table:table-cell office:value-type="float" office:value="1048">
            <text:p>1048</text:p>
          </table:table-cell>
          <table:table-cell office:value-type="float" office:value="11">
            <text:p>11</text:p>
          </table:table-cell>
          <table:table-cell office:value-type="string">
            <text:p>..\scoop_thresh\EIFGENs\main-qs\F_code\main.exe -i ..\scoop_thresh\test.in -bench</text:p>
          </table:table-cell>
          <table:table-cell office:value-type="string">
            <text:p>..\scoop_thre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innow</text:p>
          </table:table-cell>
          <table:table-cell office:value-type="float" office:value="18">
            <text:p>18</text:p>
          </table:table-cell>
          <table:table-cell office:value-type="float" office:value="3702">
            <text:p>3702</text:p>
          </table:table-cell>
          <table:table-cell office:value-type="float" office:value="5563">
            <text:p>5563</text:p>
          </table:table-cell>
          <table:table-cell office:value-type="float" office:value="4011">
            <text:p>4011</text:p>
          </table:table-cell>
          <table:table-cell office:value-type="float" office:value="409">
            <text:p>409</text:p>
          </table:table-cell>
          <table:table-cell office:value-type="string">
            <text:p>..\scoop_winnow\EIFGENs\main-qs\F_code\main.exe -i ..\scoop_winnow\test.in -bench</text:p>
          </table:table-cell>
          <table:table-cell office:value-type="string">
            <text:p>..\scoop_winno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lo" table:style-name="ta1" table:print="false">
        <table:table-source xlink:type="simple" xlink:href="../linux-x86_64-2_xeon_e5420-old.csv" table:table-name="Sheet1" table:filter-name="Text - txt - csv (StarCalc)" table:filter-options="44,34,34,1,,1033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unt</text:p>
          </table:table-cell>
          <table:table-cell office:value-type="string">
            <text:p>Minimum (ms)</text:p>
          </table:table-cell>
          <table:table-cell office:value-type="string">
            <text:p>Maximum (ms)</text:p>
          </table:table-cell>
          <table:table-cell office:value-type="string">
            <text:p>Average (ms)</text:p>
          </table:table-cell>
          <table:table-cell office:value-type="string">
            <text:p>Standard deviation (ms)</text:p>
          </table:table-cell>
          <table:table-cell office:value-type="string">
            <text:p>Command</text:p>
          </table:table-cell>
          <table:table-cell office:value-type="string">
            <text:p>Directory</text:p>
          </table:table-cell>
          <table:table-cell office:value-type="string">
            <text:p>Skip first count</text:p>
          </table:table-cell>
          <table:table-cell office:value-type="string">
            <text:p>Skip maximum count</text:p>
          </table:table-cell>
        </table:table-row>
        <table:table-row table:style-name="ro3">
          <table:table-cell office:value-type="string">
            <text:p>chain</text:p>
          </table:table-cell>
          <table:table-cell office:value-type="float" office:value="22">
            <text:p>22</text:p>
          </table:table-cell>
          <table:table-cell office:value-type="float" office:value="17012">
            <text:p>17012</text:p>
          </table:table-cell>
          <table:table-cell office:value-type="float" office:value="31766">
            <text:p>31766</text:p>
          </table:table-cell>
          <table:table-cell office:value-type="float" office:value="22989">
            <text:p>22989</text:p>
          </table:table-cell>
          <table:table-cell office:value-type="float" office:value="3943">
            <text:p>3943</text:p>
          </table:table-cell>
          <table:table-cell office:value-type="string">
            <text:p>../scoop_chain/EIFGENs/main/F_code/main -i ../scoop_chain/test.in -bench</text:p>
          </table:table-cell>
          <table:table-cell office:value-type="string">
            <text:p>../scoop_ch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hameneos</text:p>
          </table:table-cell>
          <table:table-cell office:value-type="float" office:value="22">
            <text:p>22</text:p>
          </table:table-cell>
          <table:table-cell office:value-type="float" office:value="76531">
            <text:p>76531</text:p>
          </table:table-cell>
          <table:table-cell office:value-type="float" office:value="85536">
            <text:p>85536</text:p>
          </table:table-cell>
          <table:table-cell office:value-type="float" office:value="81257">
            <text:p>81257</text:p>
          </table:table-cell>
          <table:table-cell office:value-type="float" office:value="2278">
            <text:p>2278</text:p>
          </table:table-cell>
          <table:table-cell office:value-type="string">
            <text:p>../scoop_chameneos/EIFGENs/main/F_code/main 300000</text:p>
          </table:table-cell>
          <table:table-cell office:value-type="string">
            <text:p>../scoop_chamene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ndition</text:p>
          </table:table-cell>
          <table:table-cell office:value-type="float" office:value="21">
            <text:p>21</text:p>
          </table:table-cell>
          <table:table-cell office:value-type="float" office:value="60018">
            <text:p>60018</text:p>
          </table:table-cell>
          <table:table-cell office:value-type="float" office:value="60771">
            <text:p>60771</text:p>
          </table:table-cell>
          <table:table-cell office:value-type="float" office:value="60388">
            <text:p>60388</text:p>
          </table:table-cell>
          <table:table-cell office:value-type="float" office:value="257">
            <text:p>257</text:p>
          </table:table-cell>
          <table:table-cell office:value-type="string">
            <text:p>../scoop_condition/EIFGENs/main/F_code/main 18000 32</text:p>
          </table:table-cell>
          <table:table-cell office:value-type="string">
            <text:p>../scoop_cond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utex</text:p>
          </table:table-cell>
          <table:table-cell office:value-type="float" office:value="19">
            <text:p>19</text:p>
          </table:table-cell>
          <table:table-cell office:value-type="float" office:value="115796">
            <text:p>115796</text:p>
          </table:table-cell>
          <table:table-cell office:value-type="float" office:value="118801">
            <text:p>118801</text:p>
          </table:table-cell>
          <table:table-cell office:value-type="float" office:value="117588">
            <text:p>117588</text:p>
          </table:table-cell>
          <table:table-cell office:value-type="float" office:value="826">
            <text:p>826</text:p>
          </table:table-cell>
          <table:table-cell office:value-type="string">
            <text:p>../scoop_mutex/EIFGENs/main/F_code/main 500000 64</text:p>
          </table:table-cell>
          <table:table-cell office:value-type="string">
            <text:p>../scoop_mut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outer</text:p>
          </table:table-cell>
          <table:table-cell office:value-type="float" office:value="22">
            <text:p>22</text:p>
          </table:table-cell>
          <table:table-cell office:value-type="float" office:value="24760">
            <text:p>24760</text:p>
          </table:table-cell>
          <table:table-cell office:value-type="float" office:value="44516">
            <text:p>44516</text:p>
          </table:table-cell>
          <table:table-cell office:value-type="float" office:value="36219">
            <text:p>36219</text:p>
          </table:table-cell>
          <table:table-cell office:value-type="float" office:value="4985">
            <text:p>4985</text:p>
          </table:table-cell>
          <table:table-cell office:value-type="string">
            <text:p>../scoop_outer/EIFGENs/main/F_code/main -i ../scoop_outer/test.in -bench</text:p>
          </table:table-cell>
          <table:table-cell office:value-type="string">
            <text:p>../scoop_ou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cons</text:p>
          </table:table-cell>
          <table:table-cell office:value-type="float" office:value="18">
            <text:p>18</text:p>
          </table:table-cell>
          <table:table-cell office:value-type="float" office:value="63519">
            <text:p>63519</text:p>
          </table:table-cell>
          <table:table-cell office:value-type="float" office:value="64521">
            <text:p>64521</text:p>
          </table:table-cell>
          <table:table-cell office:value-type="float" office:value="63978">
            <text:p>63978</text:p>
          </table:table-cell>
          <table:table-cell office:value-type="float" office:value="261">
            <text:p>261</text:p>
          </table:table-cell>
          <table:table-cell office:value-type="string">
            <text:p>../scoop_prodcons/EIFGENs/main/F_code/main 33000 32</text:p>
          </table:table-cell>
          <table:table-cell office:value-type="string">
            <text:p>../scoop_prodc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float" office:value="25">
            <text:p>25</text:p>
          </table:table-cell>
          <table:table-cell office:value-type="float" office:value="49516">
            <text:p>49516</text:p>
          </table:table-cell>
          <table:table-cell office:value-type="float" office:value="59022">
            <text:p>59022</text:p>
          </table:table-cell>
          <table:table-cell office:value-type="float" office:value="52488">
            <text:p>52488</text:p>
          </table:table-cell>
          <table:table-cell office:value-type="float" office:value="2929">
            <text:p>2929</text:p>
          </table:table-cell>
          <table:table-cell office:value-type="string">
            <text:p>../scoop_product/EIFGENs/main/F_code/main -i ../scoop_product/test.in -bench</text:p>
          </table:table-cell>
          <table:table-cell office:value-type="string">
            <text:p>../scoop_produ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randmat</text:p>
          </table:table-cell>
          <table:table-cell office:value-type="float" office:value="22">
            <text:p>22</text:p>
          </table:table-cell>
          <table:table-cell office:value-type="float" office:value="22759">
            <text:p>22759</text:p>
          </table:table-cell>
          <table:table-cell office:value-type="float" office:value="35519">
            <text:p>35519</text:p>
          </table:table-cell>
          <table:table-cell office:value-type="float" office:value="28762">
            <text:p>28762</text:p>
          </table:table-cell>
          <table:table-cell office:value-type="float" office:value="3054">
            <text:p>3054</text:p>
          </table:table-cell>
          <table:table-cell office:value-type="string">
            <text:p>../scoop_randmat/EIFGENs/main/F_code/main -i ../scoop_randmat/test.in -bench</text:p>
          </table:table-cell>
          <table:table-cell office:value-type="string">
            <text:p>../scoop_randm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adring</text:p>
          </table:table-cell>
          <table:table-cell office:value-type="float" office:value="19">
            <text:p>19</text:p>
          </table:table-cell>
          <table:table-cell office:value-type="float" office:value="105533">
            <text:p>105533</text:p>
          </table:table-cell>
          <table:table-cell office:value-type="float" office:value="118535">
            <text:p>118535</text:p>
          </table:table-cell>
          <table:table-cell office:value-type="float" office:value="110191">
            <text:p>110191</text:p>
          </table:table-cell>
          <table:table-cell office:value-type="float" office:value="5188">
            <text:p>5188</text:p>
          </table:table-cell>
          <table:table-cell office:value-type="string">
            <text:p>../scoop_threadring/EIFGENs/main/F_code/main 2100000 64</text:p>
          </table:table-cell>
          <table:table-cell office:value-type="string">
            <text:p>../scoop_thread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sh</text:p>
          </table:table-cell>
          <table:table-cell office:value-type="float" office:value="20">
            <text:p>20</text:p>
          </table:table-cell>
          <table:table-cell office:value-type="float" office:value="37263">
            <text:p>37263</text:p>
          </table:table-cell>
          <table:table-cell office:value-type="float" office:value="52266">
            <text:p>52266</text:p>
          </table:table-cell>
          <table:table-cell office:value-type="float" office:value="44315">
            <text:p>44315</text:p>
          </table:table-cell>
          <table:table-cell office:value-type="float" office:value="4126">
            <text:p>4126</text:p>
          </table:table-cell>
          <table:table-cell office:value-type="string">
            <text:p>../scoop_thresh/EIFGENs/main/F_code/main -i ../scoop_thresh/test.in -bench</text:p>
          </table:table-cell>
          <table:table-cell office:value-type="string">
            <text:p>../scoop_thre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innow</text:p>
          </table:table-cell>
          <table:table-cell office:value-type="float" office:value="18">
            <text:p>18</text:p>
          </table:table-cell>
          <table:table-cell office:value-type="float" office:value="64519">
            <text:p>64519</text:p>
          </table:table-cell>
          <table:table-cell office:value-type="float" office:value="81287">
            <text:p>81287</text:p>
          </table:table-cell>
          <table:table-cell office:value-type="float" office:value="71082">
            <text:p>71082</text:p>
          </table:table-cell>
          <table:table-cell office:value-type="float" office:value="5052">
            <text:p>5052</text:p>
          </table:table-cell>
          <table:table-cell office:value-type="string">
            <text:p>../scoop_winnow/EIFGENs/main/F_code/main -i ../scoop_winnow/test.in -bench</text:p>
          </table:table-cell>
          <table:table-cell office:value-type="string">
            <text:p>../scoop_winno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ln" table:style-name="ta1" table:print="false">
        <table:table-source xlink:type="simple" xlink:href="../linux-x86_64-2_xeon_e5420.csv" table:table-name="Sheet1" table:filter-name="Text - txt - csv (StarCalc)" table:filter-options="44,34,34,1,,1033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Count</text:p>
          </table:table-cell>
          <table:table-cell office:value-type="string">
            <text:p>Minimum (ms)</text:p>
          </table:table-cell>
          <table:table-cell office:value-type="string">
            <text:p>Maximum (ms)</text:p>
          </table:table-cell>
          <table:table-cell office:value-type="string">
            <text:p>Average (ms)</text:p>
          </table:table-cell>
          <table:table-cell office:value-type="string">
            <text:p>Standard deviation (ms)</text:p>
          </table:table-cell>
          <table:table-cell office:value-type="string">
            <text:p>Command</text:p>
          </table:table-cell>
          <table:table-cell office:value-type="string">
            <text:p>Directory</text:p>
          </table:table-cell>
          <table:table-cell office:value-type="string">
            <text:p>Skip first count</text:p>
          </table:table-cell>
          <table:table-cell office:value-type="string">
            <text:p>Skip maximum count</text:p>
          </table:table-cell>
        </table:table-row>
        <table:table-row table:style-name="ro3">
          <table:table-cell office:value-type="string">
            <text:p>chain</text:p>
          </table:table-cell>
          <table:table-cell office:value-type="float" office:value="22">
            <text:p>22</text:p>
          </table:table-cell>
          <table:table-cell office:value-type="float" office:value="3754">
            <text:p>3754</text:p>
          </table:table-cell>
          <table:table-cell office:value-type="float" office:value="4006">
            <text:p>4006</text:p>
          </table:table-cell>
          <table:table-cell office:value-type="float" office:value="3767">
            <text:p>3767</text:p>
          </table:table-cell>
          <table:table-cell office:value-type="float" office:value="53">
            <text:p>53</text:p>
          </table:table-cell>
          <table:table-cell office:value-type="string">
            <text:p>../scoop_chain/EIFGENs/main-qs/F_code/main -i ../scoop_chain/test.in -bench</text:p>
          </table:table-cell>
          <table:table-cell office:value-type="string">
            <text:p>../scoop_ch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hameneos</text:p>
          </table:table-cell>
          <table:table-cell office:value-type="float" office:value="22">
            <text:p>22</text:p>
          </table:table-cell>
          <table:table-cell office:value-type="float" office:value="23758">
            <text:p>23758</text:p>
          </table:table-cell>
          <table:table-cell office:value-type="float" office:value="32762">
            <text:p>32762</text:p>
          </table:table-cell>
          <table:table-cell office:value-type="float" office:value="28453">
            <text:p>28453</text:p>
          </table:table-cell>
          <table:table-cell office:value-type="float" office:value="2465">
            <text:p>2465</text:p>
          </table:table-cell>
          <table:table-cell office:value-type="string">
            <text:p>../scoop_chameneos/EIFGENs/main-qs/F_code/main 300000</text:p>
          </table:table-cell>
          <table:table-cell office:value-type="string">
            <text:p>../scoop_chamene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ondition</text:p>
          </table:table-cell>
          <table:table-cell office:value-type="float" office:value="21">
            <text:p>21</text:p>
          </table:table-cell>
          <table:table-cell office:value-type="float" office:value="22261">
            <text:p>22261</text:p>
          </table:table-cell>
          <table:table-cell office:value-type="float" office:value="34765">
            <text:p>34765</text:p>
          </table:table-cell>
          <table:table-cell office:value-type="float" office:value="28191">
            <text:p>28191</text:p>
          </table:table-cell>
          <table:table-cell office:value-type="float" office:value="3478">
            <text:p>3478</text:p>
          </table:table-cell>
          <table:table-cell office:value-type="string">
            <text:p>../scoop_condition/EIFGENs/main-qs/F_code/main 18000 32</text:p>
          </table:table-cell>
          <table:table-cell office:value-type="string">
            <text:p>../scoop_cond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mutex</text:p>
          </table:table-cell>
          <table:table-cell office:value-type="float" office:value="19">
            <text:p>19</text:p>
          </table:table-cell>
          <table:table-cell office:value-type="float" office:value="53519">
            <text:p>53519</text:p>
          </table:table-cell>
          <table:table-cell office:value-type="float" office:value="54769">
            <text:p>54769</text:p>
          </table:table-cell>
          <table:table-cell office:value-type="float" office:value="54125">
            <text:p>54125</text:p>
          </table:table-cell>
          <table:table-cell office:value-type="float" office:value="315">
            <text:p>315</text:p>
          </table:table-cell>
          <table:table-cell office:value-type="string">
            <text:p>../scoop_mutex/EIFGENs/main-qs/F_code/main 500000 64</text:p>
          </table:table-cell>
          <table:table-cell office:value-type="string">
            <text:p>../scoop_mut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outer</text:p>
          </table:table-cell>
          <table:table-cell office:value-type="float" office:value="22">
            <text:p>22</text:p>
          </table:table-cell>
          <table:table-cell office:value-type="float" office:value="503">
            <text:p>503</text:p>
          </table:table-cell>
          <table:table-cell office:value-type="float" office:value="1256">
            <text:p>1256</text:p>
          </table:table-cell>
          <table:table-cell office:value-type="float" office:value="1196">
            <text:p>1196</text:p>
          </table:table-cell>
          <table:table-cell office:value-type="float" office:value="171">
            <text:p>171</text:p>
          </table:table-cell>
          <table:table-cell office:value-type="string">
            <text:p>../scoop_outer/EIFGENs/main-qs/F_code/main -i ../scoop_outer/test.in -bench</text:p>
          </table:table-cell>
          <table:table-cell office:value-type="string">
            <text:p>../scoop_ou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cons</text:p>
          </table:table-cell>
          <table:table-cell office:value-type="float" office:value="18">
            <text:p>18</text:p>
          </table:table-cell>
          <table:table-cell office:value-type="float" office:value="30511">
            <text:p>30511</text:p>
          </table:table-cell>
          <table:table-cell office:value-type="float" office:value="38014">
            <text:p>38014</text:p>
          </table:table-cell>
          <table:table-cell office:value-type="float" office:value="32499">
            <text:p>32499</text:p>
          </table:table-cell>
          <table:table-cell office:value-type="float" office:value="1907">
            <text:p>1907</text:p>
          </table:table-cell>
          <table:table-cell office:value-type="string">
            <text:p>../scoop_prodcons/EIFGENs/main-qs/F_code/main 33000 32</text:p>
          </table:table-cell>
          <table:table-cell office:value-type="string">
            <text:p>../scoop_prodcon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product</text:p>
          </table:table-cell>
          <table:table-cell office:value-type="float" office:value="25">
            <text:p>25</text:p>
          </table:table-cell>
          <table:table-cell office:value-type="float" office:value="1002">
            <text:p>1002</text:p>
          </table:table-cell>
          <table:table-cell office:value-type="float" office:value="1005">
            <text:p>1005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string">
            <text:p>../scoop_product/EIFGENs/main-qs/F_code/main -i ../scoop_product/test.in -bench</text:p>
          </table:table-cell>
          <table:table-cell office:value-type="string">
            <text:p>../scoop_produc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randmat</text:p>
          </table:table-cell>
          <table:table-cell office:value-type="float" office:value="22">
            <text:p>22</text:p>
          </table:table-cell>
          <table:table-cell office:value-type="float" office:value="1001">
            <text:p>1001</text:p>
          </table:table-cell>
          <table:table-cell office:value-type="float" office:value="1005">
            <text:p>1005</text:p>
          </table:table-cell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office:value-type="string">
            <text:p>../scoop_randmat/EIFGENs/main-qs/F_code/main -i ../scoop_randmat/test.in -bench</text:p>
          </table:table-cell>
          <table:table-cell office:value-type="string">
            <text:p>../scoop_randm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adring</text:p>
          </table:table-cell>
          <table:table-cell office:value-type="float" office:value="19">
            <text:p>19</text:p>
          </table:table-cell>
          <table:table-cell office:value-type="float" office:value="20508">
            <text:p>20508</text:p>
          </table:table-cell>
          <table:table-cell office:value-type="float" office:value="25259">
            <text:p>25259</text:p>
          </table:table-cell>
          <table:table-cell office:value-type="float" office:value="21929">
            <text:p>21929</text:p>
          </table:table-cell>
          <table:table-cell office:value-type="float" office:value="1134">
            <text:p>1134</text:p>
          </table:table-cell>
          <table:table-cell office:value-type="string">
            <text:p>../scoop_threadring/EIFGENs/main-qs/F_code/main 2100000 64</text:p>
          </table:table-cell>
          <table:table-cell office:value-type="string">
            <text:p>../scoop_threadr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hresh</text:p>
          </table:table-cell>
          <table:table-cell office:value-type="float" office:value="20">
            <text:p>20</text:p>
          </table:table-cell>
          <table:table-cell office:value-type="float" office:value="1503">
            <text:p>1503</text:p>
          </table:table-cell>
          <table:table-cell office:value-type="float" office:value="2503">
            <text:p>2503</text:p>
          </table:table-cell>
          <table:table-cell office:value-type="float" office:value="2015">
            <text:p>2015</text:p>
          </table:table-cell>
          <table:table-cell office:value-type="float" office:value="455">
            <text:p>455</text:p>
          </table:table-cell>
          <table:table-cell office:value-type="string">
            <text:p>../scoop_thresh/EIFGENs/main-qs/F_code/main -i ../scoop_thresh/test.in -bench</text:p>
          </table:table-cell>
          <table:table-cell office:value-type="string">
            <text:p>../scoop_thre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winnow</text:p>
          </table:table-cell>
          <table:table-cell office:value-type="float" office:value="18">
            <text:p>18</text:p>
          </table:table-cell>
          <table:table-cell office:value-type="float" office:value="6754">
            <text:p>6754</text:p>
          </table:table-cell>
          <table:table-cell office:value-type="float" office:value="10256">
            <text:p>10256</text:p>
          </table:table-cell>
          <table:table-cell office:value-type="float" office:value="8644">
            <text:p>8644</text:p>
          </table:table-cell>
          <table:table-cell office:value-type="float" office:value="1476">
            <text:p>1476</text:p>
          </table:table-cell>
          <table:table-cell office:value-type="string">
            <text:p>../scoop_winnow/EIFGENs/main-qs/F_code/main -i ../scoop_winnow/test.in -bench</text:p>
          </table:table-cell>
          <table:table-cell office:value-type="string">
            <text:p>../scoop_winno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legend" table:style-name="ta1" table:print="false">
        <table:table-column table:style-name="co1" table:default-cell-style-name="Default"/>
        <table:table-row table:style-name="ro2">
          <table:table-cell office:value-type="string">
            <text:p>Old run-time</text:p>
          </table:table-cell>
        </table:table-row>
        <table:table-row table:style-name="ro2">
          <table:table-cell office:value-type="string">
            <text:p>New run-ti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9.11.2014</text:date>, <text:time>17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9T17:26:00.30</dc:date>
    <dc:creator>Alexander Kogtenkov</dc:creator>
    <meta:generator>OpenOffice/4.1.0$Win32 OpenOffice.org_project/410m18$Build-9764</meta:generator>
    <meta:editing-duration>PT2M43S</meta:editing-duration>
    <meta:editing-cycles>2</meta:editing-cycles>
    <meta:document-statistic meta:table-count="7" meta:cell-count="4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15cm" svg:height="15.256cm" xlink:href=".." xlink:type="simple" chart:class="chart:bar" chart:style-name="ch1">
        <chart:title svg:x="9.693cm" svg:y="0.441cm" chart:style-name="ch2">
          <text:p>Windows 8.1 x86_64 1CPU i7-3720qm</text:p>
        </chart:title>
        <chart:legend chart:legend-position="end" svg:x="24.249cm" svg:y="7.054cm" style:legend-expansion="high" chart:style-name="ch3"/>
        <chart:plot-area chart:style-name="ch4" table:cell-range-address="wo.A2:wo.A12 legend.A1:legend.A2 wo.E2:wo.E12 wn.E2:wn.E12" chart:data-source-has-labels="both" svg:x="1.578cm" svg:y="1.83cm" svg:width="21.591cm" svg:height="12.1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54cm" svg:y="1.83cm" svg:width="20.001cm" svg:height="11.4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1.482cm" svg:y="14.249cm" chart:style-name="ch6">
              <text:p>Benchmark</text:p>
            </chart:title>
            <chart:categories table:cell-range-address="wo.A2:wo.A12"/>
          </chart:axis>
          <chart:axis chart:dimension="y" chart:name="primary-y" chart:style-name="ch7">
            <chart:title svg:x="0.451cm" svg:y="8.697cm" chart:style-name="ch8">
              <text:p>Time (m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wo.E2:wo.E12" chart:label-cell-address="legend.A1:legend.A1" chart:class="chart:bar">
            <chart:data-point chart:repeated="11"/>
          </chart:series>
          <chart:series chart:style-name="ch11" chart:values-cell-range-address="wn.E2:wn.E12" chart:label-cell-address="legend.A2:legend.A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run-time</text:p>
                <draw:g>
                  <svg:desc>legend.A1:legend.A1</svg:desc>
                </draw:g>
              </table:table-cell>
              <table:table-cell office:value-type="string">
                <text:p>New run-time</text:p>
                <draw:g>
                  <svg:desc>legend.A2:legen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</text:p>
                <draw:g>
                  <svg:desc>wo.A2:wo.A12</svg:desc>
                </draw:g>
              </table:table-cell>
              <table:table-cell office:value-type="float" office:value="12571">
                <text:p>12571</text:p>
                <draw:g>
                  <svg:desc>wo.E2:wo.E12</svg:desc>
                </draw:g>
              </table:table-cell>
              <table:table-cell office:value-type="float" office:value="2118">
                <text:p>2118</text:p>
                <draw:g>
                  <svg:desc>wn.E2:wn.E12</svg:desc>
                </draw:g>
              </table:table-cell>
            </table:table-row>
            <table:table-row>
              <table:table-cell office:value-type="string">
                <text:p>chameneos</text:p>
              </table:table-cell>
              <table:table-cell office:value-type="float" office:value="13155">
                <text:p>13155</text:p>
              </table:table-cell>
              <table:table-cell office:value-type="float" office:value="7387">
                <text:p>7387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13262">
                <text:p>13262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mutex</text:p>
              </table:table-cell>
              <table:table-cell office:value-type="float" office:value="15127">
                <text:p>15127</text:p>
              </table:table-cell>
              <table:table-cell office:value-type="float" office:value="173270">
                <text:p>173270</text:p>
              </table:table-cell>
            </table:table-row>
            <table:table-row>
              <table:table-cell office:value-type="string">
                <text:p>outer</text:p>
              </table:table-cell>
              <table:table-cell office:value-type="float" office:value="13237">
                <text:p>1323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prodcons</text:p>
              </table:table-cell>
              <table:table-cell office:value-type="float" office:value="15279">
                <text:p>15279</text:p>
              </table:table-cell>
              <table:table-cell office:value-type="float" office:value="26953">
                <text:p>26953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11270">
                <text:p>1127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randmat</text:p>
              </table:table-cell>
              <table:table-cell office:value-type="float" office:value="13086">
                <text:p>1308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threadring</text:p>
              </table:table-cell>
              <table:table-cell office:value-type="float" office:value="14648">
                <text:p>14648</text:p>
              </table:table-cell>
              <table:table-cell office:value-type="float" office:value="10241">
                <text:p>10241</text:p>
              </table:table-cell>
            </table:table-row>
            <table:table-row>
              <table:table-cell office:value-type="string">
                <text:p>thresh</text:p>
              </table:table-cell>
              <table:table-cell office:value-type="float" office:value="13915">
                <text:p>13915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winnow</text:p>
              </table:table-cell>
              <table:table-cell office:value-type="float" office:value="15440">
                <text:p>15440</text:p>
              </table:table-cell>
              <table:table-cell office:value-type="float" office:value="4011">
                <text:p>4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03cm" svg:height="18.677cm" xlink:href=".." xlink:type="simple" chart:class="chart:bar" chart:style-name="ch1">
        <chart:title svg:x="10.232cm" svg:y="0.509cm" chart:style-name="ch2">
          <text:p>Linux x86_64 2CPU Xeon-e5420</text:p>
        </chart:title>
        <chart:legend chart:legend-position="end" svg:x="24.137cm" svg:y="8.764cm" style:legend-expansion="high" chart:style-name="ch3"/>
        <chart:plot-area chart:style-name="ch4" table:cell-range-address="lo.A2:lo.A12 legend.A1:legend.A2 lo.E2:lo.E12 ln.E2:ln.E12" chart:data-source-has-labels="both" svg:x="1.576cm" svg:y="2.034cm" svg:width="21.485cm" svg:height="15.2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92cm" svg:y="2.034cm" svg:width="19.814cm" svg:height="14.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1.427cm" svg:y="17.67cm" chart:style-name="ch6">
              <text:p>Benchmark</text:p>
            </chart:title>
            <chart:categories table:cell-range-address="lo.A2:lo.A12"/>
          </chart:axis>
          <chart:axis chart:dimension="y" chart:name="primary-y" chart:style-name="ch7">
            <chart:title svg:x="0.451cm" svg:y="10.476cm" chart:style-name="ch8">
              <text:p>Time (m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lo.E2:lo.E12" chart:label-cell-address="legend.A1:legend.A1" chart:class="chart:bar">
            <chart:data-point chart:repeated="11"/>
          </chart:series>
          <chart:series chart:style-name="ch11" chart:values-cell-range-address="ln.E2:ln.E12" chart:label-cell-address="legend.A2:legend.A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 run-time</text:p>
                <draw:g>
                  <svg:desc>legend.A1:legend.A1</svg:desc>
                </draw:g>
              </table:table-cell>
              <table:table-cell office:value-type="string">
                <text:p>New run-time</text:p>
                <draw:g>
                  <svg:desc>legend.A2:legen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</text:p>
                <draw:g>
                  <svg:desc>lo.A2:lo.A12</svg:desc>
                </draw:g>
              </table:table-cell>
              <table:table-cell office:value-type="float" office:value="22989">
                <text:p>22989</text:p>
                <draw:g>
                  <svg:desc>lo.E2:lo.E12</svg:desc>
                </draw:g>
              </table:table-cell>
              <table:table-cell office:value-type="float" office:value="3767">
                <text:p>3767</text:p>
                <draw:g>
                  <svg:desc>ln.E2:ln.E12</svg:desc>
                </draw:g>
              </table:table-cell>
            </table:table-row>
            <table:table-row>
              <table:table-cell office:value-type="string">
                <text:p>chameneos</text:p>
              </table:table-cell>
              <table:table-cell office:value-type="float" office:value="81257">
                <text:p>81257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condition</text:p>
              </table:table-cell>
              <table:table-cell office:value-type="float" office:value="60388">
                <text:p>60388</text:p>
              </table:table-cell>
              <table:table-cell office:value-type="float" office:value="28191">
                <text:p>28191</text:p>
              </table:table-cell>
            </table:table-row>
            <table:table-row>
              <table:table-cell office:value-type="string">
                <text:p>mutex</text:p>
              </table:table-cell>
              <table:table-cell office:value-type="float" office:value="117588">
                <text:p>117588</text:p>
              </table:table-cell>
              <table:table-cell office:value-type="float" office:value="54125">
                <text:p>54125</text:p>
              </table:table-cell>
            </table:table-row>
            <table:table-row>
              <table:table-cell office:value-type="string">
                <text:p>outer</text:p>
              </table:table-cell>
              <table:table-cell office:value-type="float" office:value="36219">
                <text:p>3621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prodcons</text:p>
              </table:table-cell>
              <table:table-cell office:value-type="float" office:value="63978">
                <text:p>63978</text:p>
              </table:table-cell>
              <table:table-cell office:value-type="float" office:value="32499">
                <text:p>32499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52488">
                <text:p>5248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randmat</text:p>
              </table:table-cell>
              <table:table-cell office:value-type="float" office:value="28762">
                <text:p>2876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threadring</text:p>
              </table:table-cell>
              <table:table-cell office:value-type="float" office:value="110191">
                <text:p>110191</text:p>
              </table:table-cell>
              <table:table-cell office:value-type="float" office:value="21929">
                <text:p>21929</text:p>
              </table:table-cell>
            </table:table-row>
            <table:table-row>
              <table:table-cell office:value-type="string">
                <text:p>thresh</text:p>
              </table:table-cell>
              <table:table-cell office:value-type="float" office:value="44315">
                <text:p>4431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winnow</text:p>
              </table:table-cell>
              <table:table-cell office:value-type="float" office:value="71082">
                <text:p>71082</text:p>
              </table:table-cell>
              <table:table-cell office:value-type="float" office:value="8644">
                <text:p>8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